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4c3f5" officeooo:paragraph-rsid="0014c3f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4f928" officeooo:paragraph-rsid="0014f928"/>
    </style:style>
    <style:style style:name="P5" style:family="paragraph" style:parent-style-name="Standard">
      <style:text-properties officeooo:rsid="00156cb8" officeooo:paragraph-rsid="00156cb8"/>
    </style:style>
    <style:style style:name="P6" style:family="paragraph" style:parent-style-name="Standard">
      <style:text-properties officeooo:rsid="0015ce00" officeooo:paragraph-rsid="0015ce00"/>
    </style:style>
    <style:style style:name="P7" style:family="paragraph" style:parent-style-name="Standard">
      <style:text-properties officeooo:rsid="0015ce00" officeooo:paragraph-rsid="00168e31"/>
    </style:style>
    <style:style style:name="P8" style:family="paragraph" style:parent-style-name="Standard">
      <style:text-properties officeooo:rsid="00168e31" officeooo:paragraph-rsid="00168e31"/>
    </style:style>
    <style:style style:name="P9" style:family="paragraph" style:parent-style-name="Standard">
      <style:text-properties officeooo:rsid="00178f32" officeooo:paragraph-rsid="00178f32"/>
    </style:style>
    <style:style style:name="P10" style:family="paragraph" style:parent-style-name="Standard">
      <style:text-properties officeooo:paragraph-rsid="00197450"/>
    </style:style>
    <style:style style:name="P11" style:family="paragraph" style:parent-style-name="Standard">
      <style:text-properties officeooo:paragraph-rsid="001a0d76"/>
    </style:style>
    <style:style style:name="P12" style:family="paragraph" style:parent-style-name="Standard">
      <style:text-properties officeooo:rsid="001c9240" officeooo:paragraph-rsid="001c9240"/>
    </style:style>
    <style:style style:name="P13" style:family="paragraph" style:parent-style-name="Standard">
      <style:text-properties officeooo:rsid="001d42b0" officeooo:paragraph-rsid="001d42b0"/>
    </style:style>
    <style:style style:name="P14" style:family="paragraph" style:parent-style-name="Standard">
      <style:text-properties officeooo:paragraph-rsid="001d42b0"/>
    </style:style>
    <style:style style:name="P15" style:family="paragraph" style:parent-style-name="Standard">
      <style:text-properties officeooo:rsid="001e4ff3" officeooo:paragraph-rsid="001e4ff3"/>
    </style:style>
    <style:style style:name="P16" style:family="paragraph" style:parent-style-name="Standard">
      <style:text-properties officeooo:rsid="001f6f59" officeooo:paragraph-rsid="001f6f59"/>
    </style:style>
    <style:style style:name="P17" style:family="paragraph" style:parent-style-name="Standard">
      <style:text-properties officeooo:rsid="00208b5c" officeooo:paragraph-rsid="00208b5c"/>
    </style:style>
    <style:style style:name="P18" style:family="paragraph" style:parent-style-name="Standard">
      <style:text-properties officeooo:rsid="00264573" officeooo:paragraph-rsid="00264573"/>
    </style:style>
    <style:style style:name="P19" style:family="paragraph" style:parent-style-name="Standard">
      <style:text-properties officeooo:paragraph-rsid="00275c10"/>
    </style:style>
    <style:style style:name="P20" style:family="paragraph" style:parent-style-name="Standard">
      <style:text-properties officeooo:rsid="00275c10" officeooo:paragraph-rsid="00275c10"/>
    </style:style>
    <style:style style:name="P21" style:family="paragraph" style:parent-style-name="Standard">
      <style:text-properties officeooo:rsid="00289dff" officeooo:paragraph-rsid="00289dff"/>
    </style:style>
    <style:style style:name="P22" style:family="paragraph" style:parent-style-name="Standard">
      <style:text-properties officeooo:paragraph-rsid="00289dff"/>
    </style:style>
    <style:style style:name="T1" style:family="text">
      <style:text-properties officeooo:rsid="00168e31"/>
    </style:style>
    <style:style style:name="T2" style:family="text">
      <style:text-properties officeooo:rsid="001906e1"/>
    </style:style>
    <style:style style:name="T3" style:family="text">
      <style:text-properties officeooo:rsid="00191550"/>
    </style:style>
    <style:style style:name="T4" style:family="text">
      <style:text-properties officeooo:rsid="001957a8"/>
    </style:style>
    <style:style style:name="T5" style:family="text">
      <style:text-properties officeooo:rsid="0019745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7450" style:font-weight-asian="normal" style:font-weight-complex="normal"/>
    </style:style>
    <style:style style:name="T8" style:family="text">
      <style:text-properties officeooo:rsid="00197bbb"/>
    </style:style>
    <style:style style:name="T9" style:family="text">
      <style:text-properties officeooo:rsid="001a0d76"/>
    </style:style>
    <style:style style:name="T10" style:family="text">
      <style:text-properties officeooo:rsid="001b9a8d"/>
    </style:style>
    <style:style style:name="T11" style:family="text">
      <style:text-properties officeooo:rsid="001d42b0"/>
    </style:style>
    <style:style style:name="T12" style:family="text">
      <style:text-properties officeooo:rsid="001e4ff3"/>
    </style:style>
    <style:style style:name="T13" style:family="text">
      <style:text-properties officeooo:rsid="001f6f59"/>
    </style:style>
    <style:style style:name="T14" style:family="text">
      <style:text-properties officeooo:rsid="00208b5c"/>
    </style:style>
    <style:style style:name="T15" style:family="text">
      <style:text-properties officeooo:rsid="002214f1"/>
    </style:style>
    <style:style style:name="T16" style:family="text">
      <style:text-properties officeooo:rsid="002324fd"/>
    </style:style>
    <style:style style:name="T17" style:family="text">
      <style:text-properties officeooo:rsid="0024a562"/>
    </style:style>
    <style:style style:name="T18" style:family="text">
      <style:text-properties officeooo:rsid="0024c4da"/>
    </style:style>
    <style:style style:name="T19" style:family="text">
      <style:text-properties officeooo:rsid="0025b323"/>
    </style:style>
    <style:style style:name="T20" style:family="text">
      <style:text-properties officeooo:rsid="00264573"/>
    </style:style>
    <style:style style:name="T21" style:family="text">
      <style:text-properties officeooo:rsid="00275c10"/>
    </style:style>
    <style:style style:name="T22" style:family="text">
      <style:text-properties officeooo:rsid="00289d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ícios – Cap. 17 Configuração e Instalação Hardware</text:p>
      <text:p text:style-name="P3">Cap. 18 Configuração e Instalação de SOFTWARE</text:p>
      <text:p text:style-name="Standard"/>
      <text:p text:style-name="P2">Aluno:Breno Fernandes de Castro/Turma:2191</text:p>
      <text:p text:style-name="P2"/>
      <text:p text:style-name="P1">Cap. 17 – Hardware.</text:p>
      <text:p text:style-name="Standard"/>
      <text:p text:style-name="Standard">1. Conforme foi descrito no material (apostila), responda as questões abaixo:</text:p>
      <text:p text:style-name="Standard"/>
      <text:p text:style-name="Standard">I. Como o técnico adquire o conhecimento técnico?</text:p>
      <text:p text:style-name="P4"/>
      <text:p text:style-name="P4">R: Estudando, lendo, pesquisando, se atualizando e praticando</text:p>
      <text:p text:style-name="Standard"/>
      <text:p text:style-name="Standard">II. Quais são os motivos pelo qual o técnico tem que ter foco na qualidade do ser serviço prestado?</text:p>
      <text:p text:style-name="Standard"/>
      <text:p text:style-name="P5">R: O cliente merece um bom atendimento, além disso o mercado costuma ser bastante concorrido</text:p>
      <text:p text:style-name="Standard"/>
      <text:p text:style-name="Standard">III. A ética e a honestidade devem sem aplicadas no atendimento ao cliente? Explique.</text:p>
      <text:p text:style-name="Standard"/>
      <text:p text:style-name="P5">R:Sim, nós como profissionais devemos admitir que não temos conhecimento sobre tudo e que em muito dos casos será necessária a ajuda de alguém que saiba mais sobre um determinado assunto, por isso é muito importante fazer parcerias.</text:p>
      <text:p text:style-name="Standard"/>
      <text:p text:style-name="Standard">2. Nos kits usados nas aulas de MM, quais são os itens encontrados nestes Kits?</text:p>
      <text:p text:style-name="Standard"/>
      <text:p text:style-name="P6">R: Chave Philips(fenda cruzada), chave de fenda, pinça, lupa, pincel</text:p>
      <text:p text:style-name="Standard"/>
      <text:p text:style-name="Standard">3. Qual é a vantagem quando utilizamos chaves com a ponta magnetizadas?</text:p>
      <text:p text:style-name="Standard"/>
      <text:p text:style-name="P6">R: A ponta magnetizada facilita a manipulação dos parafusos</text:p>
      <text:p text:style-name="Standard"/>
      <text:p text:style-name="Standard">4. Descreva a finalidade de cada uma das ferramentas listadas abaixo:</text:p>
      <text:p text:style-name="Standard"/>
      <text:p text:style-name="Standard">I. Pinça</text:p>
      <text:p text:style-name="Standard"/>
      <text:p text:style-name="P6">R: A pinça é útil para pega itens pequenos, como parafusos e jumpers</text:p>
      <text:p text:style-name="Standard"/>
      <text:p text:style-name="Standard">II. Lupa</text:p>
      <text:p text:style-name="Standard"/>
      <text:p text:style-name="P6">R: A lupa facilita para vermos inscrições na placa mãe que a olho nu temos dificuldades</text:p>
      <text:p text:style-name="Standard"/>
      <text:p text:style-name="Standard">III. Pincel</text:p>
      <text:p text:style-name="Standard"/>
      <text:p text:style-name="P6">R: O pincel nos ajuda a remover a poeira dos componentes eletrônicos</text:p>
      <text:p text:style-name="Standard"/>
      <text:p text:style-name="Standard">IV. Multímetro</text:p>
      <text:p text:style-name="Standard"/>
      <text:p text:style-name="P6">R: O multímetro é usado para <text:s/>a medição da voltagem, amperagem, resistência, teste de continuidade, etc.</text:p>
      <text:p text:style-name="Standard"/>
      <text:p text:style-name="Standard"/>
      <text:p text:style-name="Standard"/>
      <text:p text:style-name="Standard"><text:soft-page-break/>5. Cite algumas vantagens sobre a Limpeza feita em um PC?</text:p>
      <text:p text:style-name="Standard"/>
      <text:p text:style-name="P7">R: A limpeza é util para eliminar <text:span text:style-name="T1">a </text:span>poeira <text:span text:style-name="T1">que atrapalha o fluxo de ar , </text:span>eliminar o excesso de calor , <text:span text:style-name="T1">que prejudica a perfomace e vida útil da maquina.</text:span></text:p>
      <text:p text:style-name="Standard"/>
      <text:p text:style-name="Standard">6. Quais são os materiais que podem ser utilizados na limpeza de um PC?</text:p>
      <text:p text:style-name="Standard"/>
      <text:p text:style-name="P8">R: Pincel, compressor de ar, álcool isopropílico, escova de dentes velha, spray limpa contatos, pano úmido, flanela de microfiba, borracha branca e macia, água corrente, sabão neutro, pulseiras antiestáticas para descarregar o excesso de carga, etc.</text:p>
      <text:p text:style-name="Standard"/>
      <text:p text:style-name="Standard">7. Quais são os cuidados básicos que devemos tomar com a eletricidade estática na hora de montar e dar manutenção nos componentes de um PC (placas, circuitos e componentes eletrônicos)?</text:p>
      <text:p text:style-name="Standard"/>
      <text:p text:style-name="P8">R: pegar os componentes pelas bordas, evitar colcoar a mão “no meio”, utilziar pulseiras antiestáticas para descarregar o excesso de carga, esfregar a não no gabinente, para que o excesso de carga vá para o gabinete e dali para o aterramento, etc.</text:p>
      <text:p text:style-name="Standard"/>
      <text:p text:style-name="Standard">8. Sobre a Manutenção de um PC, o que um técnico deve ser paz para resolver os problemas</text:p>
      <text:p text:style-name="Standard">apresentados por este equipamento?</text:p>
      <text:p text:style-name="Standard"/>
      <text:p text:style-name="P8">R: O técnico deve ser capaz de identificar problemas e direcioná-los para quem pode resolvê-los, além disso, o técnico deve ser capaz de indentifcar problemas, trocar componentes e preparálos para funcionar corretamente.</text:p>
      <text:p text:style-name="P8"/>
      <text:p text:style-name="Standard">Cap. 18 – Software.</text:p>
      <text:p text:style-name="Standard"/>
      <text:p text:style-name="Standard">1. Com relação ao Mercado de T.I. quais são as tarefas relacionadas a software que um técnico executa constantemente?</text:p>
      <text:p text:style-name="Standard"/>
      <text:p text:style-name="P9">R: Instalação de software, configuração, manutenção e suporte</text:p>
      <text:p text:style-name="Standard"/>
      <text:p text:style-name="Standard">2. O que é e para que serve os Drivers?</text:p>
      <text:p text:style-name="Standard"/>
      <text:p text:style-name="P9">R: <text:span text:style-name="T4">Os d</text:span><text:span text:style-name="T2">river</text:span><text:span text:style-name="T4">s</text:span><text:span text:style-name="T2"> de dispositivo</text:span><text:span text:style-name="T4">s</text:span><text:span text:style-name="T2"> ou controlador</text:span><text:span text:style-name="T4">es</text:span><text:span text:style-name="T2"> de dispositivo</text:span><text:span text:style-name="T4">s</text:span><text:span text:style-name="T2"> </text:span><text:span text:style-name="T4">ficam localizados dentro do Kernel e possui a função de</text:span><text:span text:style-name="T2"> fazer a </text:span><text:span text:style-name="T4">comunicação, tradução, ponte </text:span><text:span text:style-name="T3">entre o software e o hardware, </text:span><text:span text:style-name="T4">além disso, as versões mais recentes de drivers de um dispositivo pode trazer patches, hotifixes, melhorias a ele, de perfomace, desempenho, bem como melhorias de segurança e usabilidade. Esses mesmos drivers geralmente são disponibilizadas em um site de suporte da marca do produto, alguns vem em cd/dvd junto com o equipamento, além disso, a maioria dos sistemas operacionais mais atuais já vem com um conjunto de drivers, biblitoecas e utilitários genéricos por padrão, entretanto para obter um melhor desempenho é aconselhado buscar os drivers certos e mais recentes para o seu dipositivo.</text:span></text:p>
      <text:p text:style-name="Standard"/>
      <text:p text:style-name="Standard"/>
      <text:p text:style-name="Standard"/>
      <text:p text:style-name="Standard"/>
      <text:p text:style-name="Standard">3. Descreva a cada um dos componentes listados abaixo: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I. BIOS</text:p>
      <text:p text:style-name="Standard"/>
      <text:p text:style-name="P10"><text:span text:style-name="T5">R: Bios é um acrônimo recursivo para </text:span><text:span text:style-name="T6">Basic Input/Output System </text:span><text:span text:style-name="T7">e</text:span><text:span text:style-name="T6"> </text:span><text:span text:style-name="T5">nada mais é do que um firmware(software que trabalha em baixo nivel passando instruções ao hardware) que se encontra armazenado dentro da memória ROM e que possui diversas funções, entre elas, a bios executa um processo chamado post que verificar todo o hardware, averiguando se não há nenhum problema que possa atrapalhar o funcionamento da maquina, a bios também é resposável </text:span><text:span text:style-name="T8">por guarda a ordem de boot e acessar o primeiro setor de 512 bytes do HD chamado de MBR aonde fica localizado </text:span><text:span text:style-name="T9">o processso de inicialização do nosso</text:span><text:span text:style-name="T8"> bootloader, ou gerenciador de inicialização, ou gerenciador de boot, enfim existem vários nomes, um exemplo é o Grub. As configurações e informações da máquina, bem como as configurações de data e hora da máquina ficam localizadas num chip fabricado com a tecnologia cmos, que dentro possui uma memoria chamada cmos aonde guarda todas essas informações e configurações, esse chip é alimentado por uma pequena bateria. É importante destacar a diferença entre Bios e Bios legacy, dois termos que muita das vezes são tratados como coisas iguais e não são. Enquanto o termo bios se refere ao firmware no qual toda placa mãe possui, o termo Bios Legacy se refere ao tipo de modelo de bios antigo adotado por muitas placas mães até hoje que possui algumas limitações como a depedência exclusiva do uso de uma tabela de partição do tipo MBR, logo uma limitação de 4 partições primarias, podendo ter uma ou algumas delas como partições extendidas que podem possui 255 partições logicas, </text:span><text:span text:style-name="T9">um limite de hd até 2TB, a falta de uma função de secure boot, inicializações mais longas se comparada com sistemas com bios uefi e formatados com tabela de particionamento GPT, falhas de segurança e entre outras.</text:span><text:span text:style-name="T8"> </text:span></text:p>
      <text:p text:style-name="Standard"/>
      <text:p text:style-name="Standard">II. UEFI</text:p>
      <text:p text:style-name="P11"/>
      <text:p text:style-name="P11"><text:span text:style-name="T22">R:</text:span><text:span text:style-name="T9">Se refere ao modelo de Bios mais atual desenvolvido pela intel com o intuito de substituir o modelo antigo chamado Bios Legacy, inicialmente era chamado de EFI, esse modelo de Bios possui suporte a Tabela de particionamento GPT(além de MBR, apesar de não fazer mt sentido), com até 128 partições primaria, sem suporte de partição extendida e lógica, possui suporte a unidades de armazenamento até </text:span><text:span text:style-name="T10">8 ZB(zettabyte), o modelo UEFI não trabalha com o metodo antigo de acessar os 512 bytes no modelo legacy, diferente disso, o modelo UEFI cria uma partição do tipo FAT no diretório /boot que não possui um tamanho específico(geralmente 128 ou 512 megas) e lá fica armazenado o Grub, além disso, o modelo UEFI possui suporte a Secure boot, possui uma melhor segurança, um boot mais veloz, e ferramentas de recuperação do boot.</text:span></text:p>
      <text:p text:style-name="Standard"/>
      <text:p text:style-name="Standard">III. SETUP</text:p>
      <text:p text:style-name="Standard"/>
      <text:p text:style-name="P13"/>
      <text:p text:style-name="P13"><text:span text:style-name="T22">R:</text:span>Se trata de um software que possuí uma interface simples(algumas até bonitas) que possui como funç<text:span text:style-name="T12">ões monitorar o sistema, configurar a Bios e salvar essas configurações na memória cmos, conferir os dispositivos instalados, realizar procedimentos de overclock, configurar RAID, data do sisema, configurar a ordem de boot e entre outras funções</text:span></text:p>
      <text:p text:style-name="Standard"/>
      <text:p text:style-name="Standard"/>
      <text:p text:style-name="Standard"/>
      <text:p text:style-name="Standard"/>
      <text:p text:style-name="Standard">4. Cite duas características de cada um dos sistemas listados abaixo: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. Windows</text:p>
      <text:p text:style-name="P21"/>
      <text:p text:style-name="P21">R:</text:p>
      <text:p text:style-name="P15">Falta de liberdade do usuário: devido ao fato de ser um software propietário, <text:span text:style-name="T13">não temos a oportunidade alterar o sistema para utilizar da forma que nos convir, alterando sua interface grafica, excluindo e removendo recursos afim de torna o sistema mais rapido e enxuto, não temos a oportunidade de mexer a fundo no código fonte e estudar o funcionamento do sistema e fazer melhorias a ele, </text:span><text:span text:style-name="T14">corrigindo falhas de segurança e desempenho e assim nos tornamos dependentes exclusivamente da equipe de desenvolvimento da microsoft para acrescentar certas melhorias</text:span><text:span text:style-name="T13"> fora o fato de que não temos a segurança da nossa privacidade, </text:span><text:span text:style-name="T14">entre outros problemas que a falta da liberdade do usuário nos acarreta.</text:span></text:p>
      <text:p text:style-name="P15"/>
      <text:p text:style-name="P17">Popularidade: O windows é sem sombra dúvida o sistema operacional mais popular atualmente devido a sua interface grafica(fluent design) ser mt amigavel com usuários domésticos, além disso o sistema possui uma facil configuração se comparado a outros sistemas, podendo realizar atualizações e baixar programas em um único click(não que isso não seja possível em outros sistemas) além disso a microsoft investe pesado na divulgação e no marketing do mesmo, além do fato da pirataria ter sido algo que ajudou na popularalização do mesmo, o windows possui também uma boa compatibilidade com vários tipos de hardware , dos mais antigos aos mais novo, um bom desempenho em jogos , renderização de vídeos, edição de fotos, navegação na internet e outros afazeres, basicamente o windows server como plataforma para a grande maioria dos softwares, já que as empresas e os desenvolvedores investem muito em disponibilizar os seus programas para o sistema.</text:p>
      <text:p text:style-name="P16"/>
      <text:p text:style-name="Standard"/>
      <text:p text:style-name="Standard">II. Linux</text:p>
      <text:p text:style-name="P21"/>
      <text:p text:style-name="P21">R:</text:p>
      <text:p text:style-name="P21"/>
      <text:p text:style-name="P12">Liberdade: <text:span text:style-name="T15">A</text:span><text:span text:style-name="T14"> liberdade é um ponto chave do sistema, devido até a própria filósofia do projeto, bem como a sua licença, </text:span><text:span text:style-name="T15">o sistema permite troca desde a interface gráfica até utilziar uma versão do Kernel diferente da padrão, além de poder alterar módulos do kernel acrescentando funções extras, ou retirando esse módulos para deixar o sistema mais enxuto, podemos trocar o gerenciador de janelas, gerenciador de arquivos, mudar emuladores de terminal, estudar o funcionamento do sistema e ler o seu código fonte,</text:span><text:span text:style-name="T14"> </text:span><text:span text:style-name="T16">mudar interpretador de comandos, utilizar diferente tipos de pacotes, usar diferentes tipos de sistemas de arquivos</text:span></text:p>
      <text:p text:style-name="P12"/>
      <text:p text:style-name="P14"><text:span text:style-name="T11">Segurança/Estabilidade </text:span><text:span text:style-name="T18">em servidores</text:span><text:span text:style-name="T11">: </text:span><text:span text:style-name="T17">Devido a forma como o sistema gerencia as contas dos usuários e do administrador, os grupos e as suas permissões, o clico de desenvolvimento, o apoio da comunidade </text:span><text:span text:style-name="T18">e equipes de desenvolvimento do mundo todo</text:span><text:span text:style-name="T17"> buscando, testando, relatando, corrigindo bugs, falhas de segurança </text:span><text:span text:style-name="T18">e fornecendo suporte</text:span><text:span text:style-name="T17"> somado com o kernel monolítico com recurso de modulos do linux, </text:span><text:span text:style-name="T18">interface CLI(linha de comando), distros focadas para servidores resil</text:span><text:span text:style-name="T19">i</text:span><text:span text:style-name="T18">entes que são utilizadas em vários serviços, </text:span><text:span text:style-name="T19">disponibilidade dos melhores serviços de firewall atualmente como iptables, </text:span>OPNsense, <text:span text:style-name="T19">Pfsense, fora o firewall do Dragonfly BSD IPFW que está sendo transportado para linux e entre outras coisas.</text:span></text:p>
      <text:p text:style-name="P13"><text:soft-page-break/></text:p>
      <text:p text:style-name="Standard"/>
      <text:p text:style-name="Standard"/>
      <text:p text:style-name="Standard"/>
      <text:p text:style-name="Standard">5. Quais são os sistemas de arquivos utilizados no Windows e no Linux?</text:p>
      <text:p text:style-name="Standard"/>
      <text:p text:style-name="P22"><text:s/><text:span text:style-name="T22">R:</text:span></text:p>
      <text:p text:style-name="P22"/>
      <text:p text:style-name="P22"><text:span text:style-name="T19">Linux: btrfs, ext2, ext3, ext4, zfs, Openzfs, xfs, </text:span><text:span text:style-name="T20">fat,</text:span><text:span text:style-name="T19"> fat16, fat32...</text:span></text:p>
      <text:p text:style-name="Standard"/>
      <text:p text:style-name="P18">windows: NTFS, fat, fat16, fat32</text:p>
      <text:p text:style-name="P18"/>
      <text:p text:style-name="Standard">6. Para que serve o Dual Boot?</text:p>
      <text:p text:style-name="Standard"/>
      <text:p text:style-name="P18"><text:span text:style-name="T22">R:</text:span>Para poder rodar dos sistemas operacionais diferentes em uma só maquina, você pode particionar o seu HD e rodar sistemas diferentes em cada partição e selecionar qual ira usar, pelo boot manager após ligar o computador.</text:p>
      <text:p text:style-name="Standard"/>
      <text:p text:style-name="Standard">7. Descreva cada um dos itens listados abaixo:</text:p>
      <text:p text:style-name="Standard"/>
      <text:p text:style-name="Standard">I. Gerenciador de dispositivos</text:p>
      <text:p text:style-name="P19"><text:s/></text:p>
      <text:p text:style-name="P19"><text:span text:style-name="T22">R:</text:span><text:span text:style-name="T21">É </text:span><text:span text:style-name="T22">um utilitário do sistema</text:span><text:span text:style-name="T21"> responsavel por gerenciar de forma dinamica os dispositivos e criar os seus respectivos diretorios de configuração, com isso ao conectamos qualquer hardware em uma maquina que já esteja ligada , a mesma reconhecerá e o colocará em funcionamento, ativando o driver e módulos necessários.</text:span></text:p>
      <text:p text:style-name="Standard"/>
      <text:p text:style-name="Standard">II. Gerenciador de discos</text:p>
      <text:p text:style-name="Standard"/>
      <text:p text:style-name="P20"><text:span text:style-name="T22">R:</text:span>Se trata de um utilitário do sistema que permite gerenciar as nossas unidades de armazenamento, formatando, excluindo e criando partições, desfragmentando, <text:span text:style-name="T22">encontrar falhas, aumentar ou diminuir o volume de uma partição, editar o ponto de montagem, fazer backup(alguns).</text:span></text:p>
      <text:p text:style-name="Standard"/>
      <text:p text:style-name="Standard">III. Painel de controle</text:p>
      <text:p text:style-name="Standard"/>
      <text:p text:style-name="P21">R:Utilitário do sistema responsável por alterar as configurações do computador, além de gerenciar vários dispositivos da maquina, como impressoras, dispositivos de audio, mouse, teclado, monitor e entre outros.</text:p>
      <text:p text:style-name="Standard"/>
      <text:p text:style-name="Standard">IV. Restauração do sistema</text:p>
      <text:p text:style-name="Standard"/>
      <text:p text:style-name="P21">R:Ferramenta que permite o usuário restaurar a máquina a um estado anterior como base num ponto de restauração criado anteriome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12:39:40.822300037</meta:creation-date>
    <dc:date>2020-05-09T17:40:15.896171346</dc:date>
    <meta:editing-duration>PT27M52S</meta:editing-duration>
    <meta:editing-cycles>4</meta:editing-cycles>
    <meta:generator>LibreOffice/6.4.2.2$Linux_X86_64 LibreOffice_project/40$Build-2</meta:generator>
    <meta:document-statistic meta:table-count="0" meta:image-count="0" meta:object-count="0" meta:page-count="5" meta:paragraph-count="70" meta:word-count="1851" meta:character-count="11490" meta:non-whitespace-character-count="9701"/>
  </office:meta>
</office:document-meta>
</file>